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Helper.parseAntlibDescriptor( Project containingProject , URL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newHelper( String helper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jectHelper.setCurrentPrefixSeparator( String 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extractNameFromComponentName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jectHelper.storeChild( Project project , Object parent , Object child , Strin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Helper.getCurrentTar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getImport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Projec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jectHelper.setInIncludeMode( boolean include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canParseAntlibDescriptor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addText( Project project , Object target , char [ ] buf , int star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extractUriFromComponentName( String compon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jectHelper.getProjectHelper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rojectHelper.replaceProperties( Project project , String value , Hashtable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Helper.replaceProperties( Project projec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configure( Object target , AttributeList attrs , Project pro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jectHelper.getContex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parsePropertyString( String value , Vector fragments , Vector property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addLocationToBuildException( BuildException ex , Location new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jectHelper.addText( Project project , Object target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jectHelp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configureProject( Project project , File build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jectHelper.setCurrentTarg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isInInclud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parse( Project project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Helper.getCurrentPrefix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.genComponentName( String uri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